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1.872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2.18cm"/>
    </style:style>
    <style:style style:name="pr3" style:family="presentation" style:parent-style-name="標準-outline1">
      <style:graphic-properties fo:min-height="13.859cm"/>
    </style:style>
    <style:style style:name="pr4" style:family="presentation" style:parent-style-name="標準-notes">
      <style:graphic-properties draw:fill-color="#ffffff" fo:min-height="13.364cm"/>
    </style:style>
    <style:style style:name="pr5" style:family="presentation" style:parent-style-name="標準-outline1">
      <style:graphic-properties fo:min-height="1.18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75pt" style:font-size-asian="75pt" style:font-size-complex="75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25pt" fo:font-weight="normal" style:font-size-asian="25pt" style:font-weight-asian="normal" style:font-size-complex="25pt" style:font-weight-complex="normal"/>
    </style:style>
    <style:style style:name="T9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10" style:family="text">
      <style:text-properties fo:font-family="'ヒラギノ明朝 ProN W3'" style:font-pitch="variable" style:font-family-asian="'ヒラギノ明朝 ProN W3'" style:font-pitch-asian="variable" style:font-family-complex="'ヒラギノ明朝 ProN W3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0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ムの内部処理<text:span text:style-name="T1">(1)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モバイル側</text:p>
                <text:p>iOSの位置情報取得機能を用いて現在地の</text:p>
                <text:p>緯度・経度を取得し、それらに様々なステータス情報を付加してウェブサーバーに送信。</text:p>
                <text:p>ウェブサーバーとのデータのやり取りはHTTPメソッドを用いる。</text:p>
              </text:list-item>
            </text:list>
          </draw:text-box>
        </draw:frame>
      </draw:page>
      <draw:page draw:name="page0" draw:style-name="dp1" draw:master-page-name="標準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><text:span text:style-name="T2">概要</text:span></text:p>
          </draw:text-box>
        </draw:frame>
        <draw:frame presentation:style-name="pr3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iOS</text:span><text:span text:style-name="T3">アプリケーションと連動する</text:span><text:span text:style-name="T3">Web</text:span><text:span text:style-name="T3">サービス</text:span></text:p>
              </text:list-item>
              <text:list-item>
                <text:p><text:span text:style-name="T3">自分が体験した出来事を</text:span><text:span text:style-name="T3">GoogleMap</text:span><text:span text:style-name="T3">上に残す</text:span></text:p>
              </text:list-item>
              <text:list-item>
                <text:p><text:span text:style-name="T3">地図上に記したスポットを元に自分だけのパワースポットを見つける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2" draw:text-style-name="P3" draw:layer="layout" svg:width="19.123cm" svg:height="4.468cm" svg:x="4.439cm" svg:y="4.676cm">
          <draw:text-box>
            <text:p text:style-name="P3"><text:span text:style-name="T4">PowerArea</text:span></text:p>
            <text:p text:style-name="P3"><text:span text:style-name="T5">~</text:span><text:span text:style-name="T5">あなたのパワースポット探します</text:span><text:span text:style-name="T5">~</text:span></text:p>
          </draw:text-box>
        </draw:frame>
        <draw:frame draw:style-name="gr2" draw:text-style-name="P4" draw:layer="layout" svg:width="11.446cm" svg:height="4.517cm" svg:x="8.874cm" svg:y="12.192cm">
          <draw:text-box>
            <text:p text:style-name="P3"><text:span text:style-name="T6">125705G </text:span><text:span text:style-name="T6">松本博希</text:span></text:p>
            <text:p text:style-name="P3"><text:span text:style-name="T6">125719G </text:span><text:span text:style-name="T6">長倉貴洋</text:span></text:p>
            <text:p text:style-name="P3"><text:span text:style-name="T6">125764B </text:span><text:span text:style-name="T6">与那嶺俊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画面説明<text:tab/></text:p>
          </draw:text-box>
        </draw:frame>
        <draw:frame presentation:style-name="pr5" draw:text-style-name="P5" draw:layer="layout" svg:width="9.014cm" svg:height="1.182cm" svg:x="1.4cm" svg:y="4.914cm" presentation:class="outline" presentation:user-transformed="true">
          <draw:text-box>
            <text:list text:style-name="L2">
              <text:list-header>
                <text:p><text:span text:style-name="T7">Good</text:span><text:span text:style-name="T7">・</text:span><text:span text:style-name="T7">Bad</text:span><text:span text:style-name="T7">ボタン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画面説明<text:tab/></text:p>
          </draw:text-box>
        </draw:frame>
        <draw:frame draw:style-name="gr3" draw:text-style-name="P6" draw:layer="layout" svg:width="6.649cm" svg:height="1.132cm" svg:x="3.511cm" svg:y="8.774cm">
          <draw:text-box>
            <text:p><text:span text:style-name="T8">カテゴリボタン</text:span></text:p>
          </draw:text-box>
        </draw:frame>
        <draw:frame draw:style-name="gr2" draw:text-style-name="P5" draw:layer="layout" svg:width="2.267cm" svg:height="1.132cm" svg:x="3.048cm" svg:y="10.806cm">
          <draw:text-box>
            <text:p><text:span text:style-name="T7">場所</text:span></text:p>
          </draw:text-box>
        </draw:frame>
        <draw:frame draw:style-name="gr2" draw:text-style-name="P5" draw:layer="layout" svg:width="5.743cm" svg:height="1.132cm" svg:x="3.81cm" svg:y="13.092cm">
          <draw:text-box>
            <text:p><text:span text:style-name="T7">一言テキスト</text:span></text:p>
          </draw:text-box>
        </draw:frame>
        <draw:frame draw:style-name="gr2" draw:text-style-name="P5" draw:layer="layout" svg:width="4.884cm" svg:height="1.132cm" svg:x="17.526cm" svg:y="6.35cm">
          <draw:text-box>
            <text:p><text:span text:style-name="T7">送信ボタン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プログラムの内部処理<text:span text:style-name="T1">(2)</text:span>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サーバー側</text:p>
                <text:p><text:span text:style-name="T9">Ruby on Rails </text:span><text:span text:style-name="T10">を用いてウェブサービスを構</text:span>築する。データベースへ送信された情報を取得し、Google Map APIを用いて地図上にパワースポットを表示する。</text:p>
                <text:p>また、Google Place APIを用いることで、現在地近辺の施設を検索し、それらの情報をモバイル側に送信する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" style:display-name="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" style:display-name="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_3f__3f__3f__3f__3f__3f_" style:display-name="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" style:display-name="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" style:display-name="??????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3f_" style:display-name="???????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1" style:display-name="???? 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20_2" style:display-name="???? 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" style:display-name="???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1" style:display-name="??? 1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20_2" style:display-name="??? 2" style:family="graphic">
      <style:paragraph-properties fo:margin-left="0cm" fo:margin-right="0cm" fo:margin-top="0.741cm" fo:margin-bottom="0.37cm" style:line-height-at-least="0.623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18pt" fo:font-style="normal" fo:text-shadow="none" style:text-underline-style="none" fo:font-weight="normal" style:letter-kerning="true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7e_LT_7e_Gliederung_20_1" style:display-name="??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Gliederung_20_2" style:display-name="??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7e_LT_7e_Gliederung_20_3" style:display-name="??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7e_LT_7e_Gliederung_20_4" style:display-name="??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5" style:display-name="??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6" style:display-name="??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7" style:display-name="??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8" style:display-name="??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Gliederung_20_9" style:display-name="??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Titel" style:display-name="??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7e_LT_7e_Untertitel" style:display-name="??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7e_LT_7e_Notizen" style:display-name="??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7e_LT_7e_Hintergrundobjekte" style:display-name="??~LT~Hintergrundobjekte" style:family="graphic">
      <style:paragraph-properties style:text-autospace="none"/>
      <style:text-properties style:letter-kerning="true"/>
    </style:style>
    <style:style style:name="_3f__3f__7e_LT_7e_Hintergrund" style:display-name="??~LT~Hintergrund" style:family="graphic">
      <style:paragraph-properties style:text-autospace="none"/>
      <style:text-properties style:letter-kerning="true"/>
    </style:style>
    <style:style style:name="_3f__3f__3f__3f__3f__3f__20_1" style:display-name="??????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20_2" style:display-name="??????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f__3f__3f__3f__3f__3f__20_3" style:display-name="??????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_3f__3f__3f__3f__3f__3f__20_4" style:display-name="??????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5" style:display-name="??????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6" style:display-name="??????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7" style:display-name="??????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8" style:display-name="??????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f__3f__3f__3f__3f__3f__20_9" style:display-name="??????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3T12:17:15</meta:creation-date>
    <meta:editing-duration>PT43M58S</meta:editing-duration>
    <meta:editing-cycles>16</meta:editing-cycles>
    <dc:date>2014-06-04T13:53:28</dc:date>
    <meta:generator>LibreOffice/3.5$MacOSX_x86 LibreOffice_project/165a79a-7059095-e13bb37-fef39a4-9503d18</meta:generator>
    <meta:document-statistic meta:object-count="45"/>
  </office:meta>
</office:document-meta>
</file>